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sub>
              <mi>R</mi>
              <mi>y</mi>
            </msub>
            <mrow>
              <mrow>
                <mo fence="true" stretchy="false">(</mo>
                <mrow>
                  <msub>
                    <mi>θ</mi>
                    <mn>1</mn>
                  </msub>
                </mrow>
                <mo fence="true" stretchy="false">)</mo>
              </mrow>
              <mo stretchy="false">⋅</mo>
              <msub>
                <mi>R</mi>
                <mi>z</mi>
              </msub>
            </mrow>
            <mrow>
              <mrow>
                <mo fence="true" stretchy="false">(</mo>
                <mrow>
                  <msub>
                    <mi>θ</mi>
                    <mn>2</mn>
                  </msub>
                </mrow>
                <mo fence="true" stretchy="false">)</mo>
              </mrow>
              <mo stretchy="false">⋅</mo>
              <msub>
                <mi>R</mi>
                <mi>x</mi>
              </msub>
            </mrow>
            <mrow>
              <mrow>
                <mo fence="true" stretchy="false">(</mo>
                <mrow>
                  <msub>
                    <mi>θ</mi>
                    <mn>3</mn>
                  </msub>
                </mrow>
                <mo fence="true" stretchy="false">)</mo>
              </mrow>
              <mo stretchy="false">=</mo>
              <mrow>
                <mrow>
                  <mo fence="true" stretchy="true">(</mo>
                  <mrow>
                    <mtable>
                      <mtr>
                        <mtd>
                          <mrow>
                            <mi>c</mi>
                            <mn>1</mn>
                          </mrow>
                        </mtd>
                        <mtd>
                          <mn>0</mn>
                        </mtd>
                        <mtd>
                          <mrow>
                            <mrow>
                              <mo stretchy="false">−</mo>
                              <mi>s</mi>
                            </mrow>
                            <mn>1</mn>
                          </mrow>
                        </mtd>
                      </mtr>
                      <mtr>
                        <mtd>
                          <mn>0</mn>
                        </mtd>
                        <mtd>
                          <mn>1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i>s</mi>
                            <mn>1</mn>
                          </mrow>
                        </mtd>
                        <mtd>
                          <mn>0</mn>
                        </mtd>
                        <mtd>
                          <mrow>
                            <mi>c</mi>
                            <mn>1</mn>
                          </mrow>
                        </mtd>
                      </mtr>
                    </mtable>
                  </mrow>
                  <mo fence="true" stretchy="true">)</mo>
                </mrow>
                <mo stretchy="false">⋅</mo>
                <mrow>
                  <mo fence="true" stretchy="true">(</mo>
                  <mrow>
                    <mtable>
                      <mtr>
                        <mtd>
                          <mrow>
                            <mi>c</mi>
                            <mn>2</mn>
                          </mrow>
                        </mtd>
                        <mtd>
                          <mrow>
                            <mi>s</mi>
                            <mn>2</mn>
                          </mrow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i>s</mi>
                            </mrow>
                            <mn>2</mn>
                          </mrow>
                        </mtd>
                        <mtd>
                          <mrow>
                            <mi>c</mi>
                            <mn>2</mn>
                          </mrow>
                        </mtd>
                        <mtd>
                          <mn>0</mn>
                        </mtd>
                      </mtr>
                      <mtr>
                        <mtd>
                          <mn>0</mn>
                        </mtd>
                        <mtd>
                          <mn>0</mn>
                        </mtd>
                        <mtd>
                          <mn>1</mn>
                        </mtd>
                      </mtr>
                    </mtable>
                  </mrow>
                  <mo fence="true" stretchy="true">)</mo>
                </mrow>
                <mo stretchy="false">⋅</mo>
                <mrow>
                  <mo fence="true" stretchy="true">(</mo>
                  <mrow>
                    <mtable>
                      <mtr>
                        <mtd>
                          <mn>1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n>0</mn>
                        </mtd>
                        <mtd>
                          <mrow>
                            <mi>c</mi>
                            <mn>3</mn>
                          </mrow>
                        </mtd>
                        <mtd>
                          <mrow>
                            <mi>s</mi>
                            <mn>3</mn>
                          </mrow>
                        </mtd>
                      </mtr>
                      <mtr>
                        <mtd>
                          <mn>0</mn>
                        </mtd>
                        <mtd>
                          <mrow>
                            <mrow>
                              <mo stretchy="false">−</mo>
                              <mi>s</mi>
                            </mrow>
                            <mn>3</mn>
                          </mrow>
                        </mtd>
                        <mtd>
                          <mrow>
                            <mi>c</mi>
                            <mn>3</mn>
                          </mrow>
                        </mtd>
                      </mtr>
                    </mtable>
                  </mrow>
                  <mo fence="true" stretchy="true">)</mo>
                </mrow>
              </mrow>
              <mo stretchy="false">=</mo>
              <mrow>
                <mrow>
                  <mo fence="true" stretchy="true">(</mo>
                  <mrow>
                    <mtable>
                      <mtr>
                        <mtd>
                          <mtext>c1c2</mtext>
                        </mtd>
                        <mtd>
                          <mtext>c1s2</mtext>
                        </mtd>
                        <mtd>
                          <mtext>-s1</mtext>
                        </mtd>
                      </mtr>
                      <mtr>
                        <mtd>
                          <mtext>-s2</mtext>
                        </mtd>
                        <mtd>
                          <mtext>c2</mtext>
                        </mtd>
                        <mtd>
                          <mtext>0</mtext>
                        </mtd>
                      </mtr>
                      <mtr>
                        <mtd>
                          <mtext>c2s1</mtext>
                        </mtd>
                        <mtd>
                          <mtext>s2s1</mtext>
                        </mtd>
                        <mtd>
                          <mtext>c1</mtext>
                        </mtd>
                      </mtr>
                    </mtable>
                  </mrow>
                  <mo fence="true" stretchy="true">)</mo>
                </mrow>
                <mo stretchy="false">⋅</mo>
                <mrow>
                  <mo fence="true" stretchy="true">(</mo>
                  <mrow>
                    <mtable>
                      <mtr>
                        <mtd>
                          <mn>1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n>0</mn>
                        </mtd>
                        <mtd>
                          <mrow>
                            <mi>c</mi>
                            <mn>3</mn>
                          </mrow>
                        </mtd>
                        <mtd>
                          <mrow>
                            <mi>s</mi>
                            <mn>3</mn>
                          </mrow>
                        </mtd>
                      </mtr>
                      <mtr>
                        <mtd>
                          <mn>0</mn>
                        </mtd>
                        <mtd>
                          <mrow>
                            <mrow>
                              <mo stretchy="false">−</mo>
                              <mi>s</mi>
                            </mrow>
                            <mn>3</mn>
                          </mrow>
                        </mtd>
                        <mtd>
                          <mrow>
                            <mi>c</mi>
                            <mn>3</mn>
                          </mrow>
                        </mtd>
                      </mtr>
                    </mtable>
                  </mrow>
                  <mo fence="true" stretchy="true">)</mo>
                </mrow>
              </mrow>
              <mo stretchy="false">=</mo>
              <mrow>
                <mo fence="true" stretchy="true">(</mo>
                <mrow>
                  <mtable>
                    <mtr>
                      <mtd>
                        <mtext>c1c2</mtext>
                      </mtd>
                      <mtd>
                        <mtext>c1s2c3 + s3s1</mtext>
                      </mtd>
                      <mtd>
                        <mtext>c1s2s3 - c3s1</mtext>
                      </mtd>
                    </mtr>
                    <mtr>
                      <mtd>
                        <mtext>-s2</mtext>
                      </mtd>
                      <mtd>
                        <mtext>c3c2</mtext>
                      </mtd>
                      <mtd>
                        <mtext>s3c2</mtext>
                      </mtd>
                    </mtr>
                    <mtr>
                      <mtd>
                        <mtext>c2s1</mtext>
                      </mtd>
                      <mtd>
                        <mtext>-c1s3 + s2c3s1</mtext>
                      </mtd>
                      <mtd>
                        <mtext>c1c3 + s1s2s3</mtext>
                      </mtd>
                    </mtr>
                  </mtable>
                </mrow>
                <mo fence="true" stretchy="true">)</mo>
              </mrow>
            </mrow>
          </mrow>
        </mtd>
      </mtr>
      <mtr>
        <mtd>
          <mrow>
            <mi>M</mi>
            <mrow>
              <mi>'</mi>
              <mo stretchy="false">=</mo>
              <mrow>
                <msup>
                  <mrow>
                    <mo fence="true" stretchy="true">(</mo>
                    <mrow>
                      <mtable>
                        <mtr>
                          <mtd>
                            <mtext>c1c2</mtext>
                          </mtd>
                          <mtd>
                            <mtext>c1s2</mtext>
                          </mtd>
                          <mtd>
                            <mtext>-s1</mtext>
                          </mtd>
                        </mtr>
                        <mtr>
                          <mtd>
                            <mtext>-s2</mtext>
                          </mtd>
                          <mtd>
                            <mtext>c2</mtext>
                          </mtd>
                          <mtd>
                            <mtext>0</mtext>
                          </mtd>
                        </mtr>
                        <mtr>
                          <mtd>
                            <mtext>c2s1</mtext>
                          </mtd>
                          <mtd>
                            <mtext>s2s1</mtext>
                          </mtd>
                          <mtd>
                            <mtext>c1</mtext>
                          </mtd>
                        </mtr>
                      </mtable>
                    </mrow>
                    <mo fence="true" stretchy="true">)</mo>
                  </mrow>
                  <mi>T</mi>
                </msup>
                <mo stretchy="false">⋅</mo>
                <mrow>
                  <mo fence="true" stretchy="true">(</mo>
                  <mrow>
                    <mtable>
                      <mtr>
                        <mtd>
                          <mtext>m00</mtext>
                        </mtd>
                        <mtd>
                          <mtext>m01</mtext>
                        </mtd>
                        <mtd>
                          <mtext>m02</mtext>
                        </mtd>
                      </mtr>
                      <mtr>
                        <mtd>
                          <mtext>m10</mtext>
                        </mtd>
                        <mtd>
                          <mtext>m11</mtext>
                        </mtd>
                        <mtd>
                          <mtext>m12</mtext>
                        </mtd>
                      </mtr>
                      <mtr>
                        <mtd>
                          <mtext>m20</mtext>
                        </mtd>
                        <mtd>
                          <mtext>m21</mtext>
                        </mtd>
                        <mtd>
                          <mtext>m22</mtext>
                        </mtd>
                      </mtr>
                    </mtable>
                  </mrow>
                  <mo fence="true" stretchy="true">)</mo>
                </mrow>
              </mrow>
            </mrow>
          </mrow>
        </mtd>
      </mtr>
      <mtr>
        <mtd>
          <mrow>
            <mi>M</mi>
            <mrow>
              <mi>'</mi>
              <mo stretchy="false">=</mo>
              <mrow>
                <mrow>
                  <mo fence="true" stretchy="true">(</mo>
                  <mrow>
                    <mtable>
                      <mtr>
                        <mtd>
                          <mtext>c1c2</mtext>
                        </mtd>
                        <mtd>
                          <mtext>-s2</mtext>
                        </mtd>
                        <mtd>
                          <mtext>c2s1</mtext>
                        </mtd>
                      </mtr>
                      <mtr>
                        <mtd>
                          <mtext>c1s2</mtext>
                        </mtd>
                        <mtd>
                          <mtext>c2</mtext>
                        </mtd>
                        <mtd>
                          <mtext>s2s1</mtext>
                        </mtd>
                      </mtr>
                      <mtr>
                        <mtd>
                          <mtext>-s1</mtext>
                        </mtd>
                        <mtd>
                          <mtext>0</mtext>
                        </mtd>
                        <mtd>
                          <mtext>c1</mtext>
                        </mtd>
                      </mtr>
                    </mtable>
                  </mrow>
                  <mo fence="true" stretchy="true">)</mo>
                </mrow>
                <mo stretchy="false">⋅</mo>
                <mrow>
                  <mo fence="true" stretchy="true">(</mo>
                  <mrow>
                    <mtable>
                      <mtr>
                        <mtd>
                          <mtext>m00</mtext>
                        </mtd>
                        <mtd>
                          <mtext>m01</mtext>
                        </mtd>
                        <mtd>
                          <mtext>m02</mtext>
                        </mtd>
                      </mtr>
                      <mtr>
                        <mtd>
                          <mtext>m10</mtext>
                        </mtd>
                        <mtd>
                          <mtext>m11</mtext>
                        </mtd>
                        <mtd>
                          <mtext>m12</mtext>
                        </mtd>
                      </mtr>
                      <mtr>
                        <mtd>
                          <mtext>m20</mtext>
                        </mtd>
                        <mtd>
                          <mtext>m21</mtext>
                        </mtd>
                        <mtd>
                          <mtext>m22</mtext>
                        </mtd>
                      </mtr>
                    </mtable>
                  </mrow>
                  <mo fence="true" stretchy="true">)</mo>
                </mrow>
              </mrow>
            </mrow>
          </mrow>
        </mtd>
      </mtr>
      <mtr>
        <mtd>
          <mrow>
            <mi>M</mi>
            <mrow>
              <mi>'</mi>
              <mo stretchy="false">=</mo>
              <mrow>
                <mo fence="true" stretchy="true">(</mo>
                <mrow>
                  <mtable>
                    <mtr>
                      <mtd>
                        <mn>1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row>
                          <mi>c</mi>
                          <mn>3</mn>
                        </mrow>
                      </mtd>
                      <mtd>
                        <mrow>
                          <mi>s</mi>
                          <mn>3</mn>
                        </mrow>
                      </mtd>
                    </mtr>
                    <mtr>
                      <mtd>
                        <mn>0</mn>
                      </mtd>
                      <mtd>
                        <mrow>
                          <mrow>
                            <mo stretchy="false">−</mo>
                            <mi>s</mi>
                          </mrow>
                          <mn>3</mn>
                        </mrow>
                      </mtd>
                      <mtd>
                        <mrow>
                          <mi>c</mi>
                          <mn>3</mn>
                        </mrow>
                      </mtd>
                    </mtr>
                  </mtable>
                </mrow>
                <mo fence="true" stretchy="true">)</mo>
              </mrow>
            </mrow>
          </mrow>
        </mtd>
      </mtr>
      <mtr>
        <mtd>
          <mrow>
            <mrow>
              <mo stretchy="false">−</mo>
              <mi>s</mi>
            </mrow>
            <mrow>
              <mn>3</mn>
              <mo stretchy="false">=</mo>
              <mrow>
                <mo stretchy="false">−</mo>
                <mi>s</mi>
              </mrow>
            </mrow>
            <mrow>
              <mn>1</mn>
              <mo stretchy="false">∗</mo>
              <mi>m</mi>
            </mrow>
            <mrow>
              <mn>01</mn>
              <mo stretchy="false">+</mo>
              <mi>c</mi>
            </mrow>
            <mrow>
              <mn>1</mn>
              <mo stretchy="false">∗</mo>
              <mi>m</mi>
            </mrow>
            <mn>21</mn>
          </mrow>
        </mtd>
      </mtr>
      <mtr>
        <mtd>
          <mrow>
            <mi>s</mi>
            <mrow>
              <mn>3</mn>
              <mo stretchy="false">=</mo>
              <mi>s</mi>
            </mrow>
            <mrow>
              <mn>1</mn>
              <mo stretchy="false">∗</mo>
              <mi>m</mi>
            </mrow>
            <mrow>
              <mn>01</mn>
              <mo stretchy="false">−</mo>
              <mi>c</mi>
            </mrow>
            <mrow>
              <mn>1</mn>
              <mo stretchy="false">∗</mo>
              <mi>m</mi>
            </mrow>
            <mn>21</mn>
          </mrow>
        </mtd>
      </mtr>
      <mtr>
        <mtd>
          <mrow>
            <mi>c</mi>
            <mrow>
              <mn>3</mn>
              <mo stretchy="false">=</mo>
              <mrow>
                <mo stretchy="false">−</mo>
                <mi>s</mi>
              </mrow>
            </mrow>
            <mrow>
              <mn>1</mn>
              <mo stretchy="false">∗</mo>
              <mi>m</mi>
            </mrow>
            <mrow>
              <mn>02</mn>
              <mo stretchy="false">+</mo>
              <mi>c</mi>
            </mrow>
            <mrow>
              <mn>1</mn>
              <mo stretchy="false">∗</mo>
              <mi>m</mi>
            </mrow>
            <mn>22</mn>
          </mrow>
        </mtd>
      </mtr>
      <mtr>
        <mtd>
          <mrow>
            <mi>c</mi>
            <mrow>
              <mn>3</mn>
              <mo stretchy="false">=</mo>
              <mi>c</mi>
            </mrow>
            <mrow>
              <mn>1</mn>
              <mo stretchy="false">∗</mo>
              <mi>m</mi>
            </mrow>
            <mrow>
              <mn>22</mn>
              <mo stretchy="false">−</mo>
              <mi>s</mi>
            </mrow>
            <mrow>
              <mn>1</mn>
              <mo stretchy="false">∗</mo>
              <mi>m</mi>
            </mrow>
            <mn>02</mn>
          </mrow>
        </mtd>
      </mtr>
      <mtr>
        <mtd>
          <mi mathvariant="italic">therefore</mi>
        </mtd>
      </mtr>
      <mtr>
        <mtd>
          <mrow>
            <mrow>
              <msub>
                <mi>θ</mi>
                <mn>3</mn>
              </msub>
              <mo stretchy="false">=</mo>
              <mi mathvariant="italic">atan</mi>
            </mrow>
            <mn>2</mn>
            <mrow>
              <mo fence="true" stretchy="false">(</mo>
              <mrow>
                <mrow>
                  <mtext>s1 * m01 - c1 * m21</mtext>
                  <mi>,</mi>
                  <mtext>c1 * m22 - s1 * m02</mtext>
                </mrow>
              </mrow>
              <mo fence="true" stretchy="false">)</mo>
            </mrow>
          </mrow>
        </mtd>
      </mtr>
      <mtr>
        <mtd>
          <mrow>
            <mi mathvariant="italic">Below</mi>
            <mi mathvariant="italic">is</mi>
            <mi mathvariant="italic">simple</mi>
            <mi mathvariant="italic">conversion</mi>
            <mi mathvariant="italic">for</mi>
            <mi mathvariant="italic">YZX</mi>
            <mi mathvariant="italic">of</mi>
            <mi mathvariant="italic">Mike</mi>
            <mi mathvariant="italic">equation</mi>
            <mi mathvariant="italic">by</mi>
            <mi mathvariant="italic">correspondence</mi>
            <mi mathvariant="normal">:</mi>
          </mrow>
        </mtd>
      </mtr>
      <mtr>
        <mtd>
          <mrow>
            <mrow>
              <msub>
                <mi>θ</mi>
                <mn>1</mn>
              </msub>
              <mo stretchy="false">=</mo>
              <mi mathvariant="italic">atan</mi>
            </mrow>
            <mn>2</mn>
            <mrow>
              <mrow>
                <mo fence="true" stretchy="false">(</mo>
                <mrow>
                  <mrow>
                    <mi>s</mi>
                    <mn>1</mn>
                    <mi>c</mi>
                    <mn>2,</mn>
                    <mi>c</mi>
                    <mn>1</mn>
                    <mi>c</mi>
                    <mn>2</mn>
                  </mrow>
                </mrow>
                <mo fence="true" stretchy="false">)</mo>
              </mrow>
              <mo stretchy="false">=</mo>
              <mi mathvariant="italic">atan</mi>
            </mrow>
            <mn>2</mn>
            <mrow>
              <mo fence="true" stretchy="false">(</mo>
              <mrow>
                <mrow>
                  <mtext>m20</mtext>
                  <mi>,</mi>
                  <mtext>m00</mtext>
                </mrow>
              </mrow>
              <mo fence="true" stretchy="false">)</mo>
            </mrow>
          </mrow>
        </mtd>
      </mtr>
      <mtr>
        <mtd>
          <mrow>
            <mi>c</mi>
            <mrow>
              <mn>2</mn>
              <mo stretchy="false">=</mo>
              <msqrt>
                <mrow>
                  <mi>c</mi>
                  <msup>
                    <mn>2</mn>
                    <mn>2</mn>
                  </msup>
                  <mi>c</mi>
                  <mrow>
                    <msup>
                      <mn>3</mn>
                      <mn>2</mn>
                    </msup>
                    <mo stretchy="false">+</mo>
                    <mi>c</mi>
                  </mrow>
                  <msup>
                    <mn>2</mn>
                    <mn>2</mn>
                  </msup>
                  <mi>s</mi>
                  <msup>
                    <mn>3</mn>
                    <mn>2</mn>
                  </msup>
                </mrow>
              </msqrt>
              <mo stretchy="false">=</mo>
              <msqrt>
                <mrow>
                  <mi>m</mi>
                  <mrow>
                    <msup>
                      <mn>11</mn>
                      <mn>2</mn>
                    </msup>
                    <mo stretchy="false">+</mo>
                    <mi>m</mi>
                  </mrow>
                  <msup>
                    <mn>12</mn>
                    <mn>2</mn>
                  </msup>
                </mrow>
              </msqrt>
            </mrow>
          </mrow>
        </mtd>
      </mtr>
      <mtr>
        <mtd>
          <mrow>
            <mrow>
              <msub>
                <mi>θ</mi>
                <mn>2</mn>
              </msub>
              <mo stretchy="false">=</mo>
              <mi mathvariant="italic">atan</mi>
            </mrow>
            <mn>2</mn>
            <mrow>
              <mrow>
                <mo fence="true" stretchy="false">(</mo>
                <mrow>
                  <mrow>
                    <mtext>s2</mtext>
                    <mi>,</mi>
                    <mtext>c2</mtext>
                  </mrow>
                </mrow>
                <mo fence="true" stretchy="false">)</mo>
              </mrow>
              <mo stretchy="false">=</mo>
              <mi mathvariant="italic">atan</mi>
            </mrow>
            <mn>2</mn>
            <mrow>
              <mo fence="true" stretchy="false">(</mo>
              <mrow>
                <mrow>
                  <mtext>-m10</mtext>
                  <mi>,</mi>
                  <mtext>c2</mtext>
                </mrow>
              </mrow>
              <mo fence="true" stretchy="false">)</mo>
            </mrow>
          </mrow>
        </mtd>
      </mtr>
      <mtr>
        <mtd>
          <mrow>
            <mi>s</mi>
            <mrow>
              <mn>1</mn>
              <mo stretchy="false">=</mo>
              <mi>sin</mi>
            </mrow>
            <mrow>
              <mo fence="true" stretchy="false">(</mo>
              <mrow>
                <msub>
                  <mi>θ</mi>
                  <mn>1</mn>
                </msub>
              </mrow>
              <mo fence="true" stretchy="false">)</mo>
            </mrow>
          </mrow>
        </mtd>
      </mtr>
      <mtr>
        <mtd>
          <mrow>
            <mi>c</mi>
            <mrow>
              <mn>1</mn>
              <mo stretchy="false">=</mo>
              <mi>cos</mi>
            </mrow>
            <mrow>
              <mo fence="true" stretchy="false">(</mo>
              <mrow>
                <msub>
                  <mi>θ</mi>
                  <mn>1</mn>
                </msub>
              </mrow>
              <mo fence="true" stretchy="false">)</mo>
            </mrow>
          </mrow>
        </mtd>
      </mtr>
      <mtr>
        <mtd>
          <mrow>
            <mrow>
              <msub>
                <mi>θ</mi>
                <mn>3</mn>
              </msub>
              <mo stretchy="false">=</mo>
              <mi mathvariant="italic">atan</mi>
            </mrow>
            <mn>2</mn>
            <mrow>
              <mo fence="true" stretchy="false">(</mo>
              <mrow>
                <mrow>
                  <mi>s</mi>
                  <mn>1</mn>
                  <mi>m</mi>
                  <mrow>
                    <mn>01</mn>
                    <mo stretchy="false">−</mo>
                    <mi>c</mi>
                  </mrow>
                  <mn>1</mn>
                  <mi>m</mi>
                  <mn>21,</mn>
                  <mi>c</mi>
                  <mn>1</mn>
                  <mi>m</mi>
                  <mrow>
                    <mn>22</mn>
                    <mo stretchy="false">−</mo>
                    <mi>s</mi>
                  </mrow>
                  <mn>1</mn>
                  <mi>m</mi>
                  <mn>02</mn>
                </mrow>
              </mrow>
              <mo fence="true" stretchy="false">)</mo>
            </mrow>
          </mrow>
        </mtd>
      </mtr>
    </mtable>
    <annotation encoding="StarMath 5.0">R_{y}( θ_{1}) cdot R_{z}( θ_{2}) cdot R_{x}( θ_{3})
=
left ( matrix{c1 # 0 # -s1 ## 0 # 1 # 0 ## s1 # 0 # c1} right )
cdot
left ( matrix{c2 # s2 # 0 ## -s2 # c2 # 0 ## 0 # 0 # 1} right )
cdot
left ( matrix{1 # 0 # 0 ## 0 # c3 # s3 ## 0 # -s3 # c3} right )
=
left ( matrix{"c1c2" # "c1s2" # "-s1" ## "-s2" # "c2" # "0" ## "c2s1" # "s2s1" # "c1"} right )
cdot
left ( matrix{1 # 0 # 0 ## 0 # c3 # s3 ## 0 # -s3 # c3} right )
=
left ( matrix{"c1c2" # "c1s2c3 + s3s1" # "c1s2s3 - c3s1" ## "-s2" # "c3c2" # "s3c2" ## "c2s1" # "-c1s3 + s2c3s1" # "c1c3 + s1s2s3"} right )
newline 
M' =
left ( matrix{"c1c2" # "c1s2" # "-s1" ## "-s2" # "c2" # "0" ## "c2s1" # "s2s1" # "c1"} right )^{T}
cdot
left ( matrix{"m00" # "m01" # "m02" ## "m10" # "m11" # "m12" ## "m20" # "m21" # "m22"} right )
newline 
M' =
left ( matrix{"c1c2" # "-s2" # "c2s1" ## "c1s2" # "c2" # "s2s1" ## "-s1" # "0" # "c1"} right )
cdot
left ( matrix{"m00" # "m01" # "m02" ## "m10" # "m11" # "m12" ## "m20" # "m21" # "m22"} right )
newline 
M' = left ( matrix{1 # 0 # 0 ## 0 # c3 # s3 ## 0 # -s3 # c3} right )
newline
-s3 = -s1 * m01 + c1 * m21
newline
s3 = s1 * m01 - c1 * m21
newline
c3 = -s1 * m02 + c1 * m22
newline
c3 = c1 * m22 - s1 * m02
newline
therefore
newline
θ_{3} = atan2("s1 * m01 - c1 * m21", "c1 * m22 - s1 * m02")
newline
Below is simple conversion for YZX of Mike equation by correspondence:
newline
θ_{1} = atan2(s1c2, c1c2) = atan2("m20", "m00")
newline
c2 = sqrt{c2^2 c3^2 + c2^2 s3^2} = sqrt{m11^2 + m12^2} 
newline
θ_{2} = atan2("s2", "c2") = atan2("-m10", "c2")
newline
s1 = sin(θ_{1})
newline
c1 = cos(θ_{1})
newline
θ_{3} = atan2(s1m01 - c1m21, c1m22 - s1m02)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1:38:14.456897410</meta:creation-date>
    <dc:date>2016-11-24T14:55:27.921569160</dc:date>
    <meta:editing-duration>PT2H30M11S</meta:editing-duration>
    <meta:editing-cycles>43</meta:editing-cycles>
    <meta:generator>LibreOffice/5.1.4.2$Linux_X86_64 LibreOffice_project/10m0$Build-2</meta:generator>
  </office:meta>
</office:document-meta>
</file>